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Lohit Hindi1" svg:font-family="'Lohit Hindi'"/>
    <style:font-face style:name="Ubuntu" svg:font-family="Ubuntu" style:font-family-generic="swiss"/>
    <style:font-face style:name="DejaVu Sans Mono" style:font-pitch="fixed" svg:font-family="'DejaVu Sans Mono'" style:font-family-generic="modern"/>
    <style:font-face style:name="Lohit Hindi2" style:font-pitch="fixed" svg:font-family="'Lohit Hindi'" style:font-family-generic="modern"/>
    <style:font-face style:name="WenQuanYi Micro Hei1" style:font-pitch="fixed" svg:font-family="'WenQuanYi Micro Hei'" style:font-family-generic="modern"/>
    <style:font-face style:name="Liberation Serif" style:font-pitch="variable" svg:font-family="'Liberation Serif'" style:font-family-generic="roman"/>
    <style:font-face style:name="Liberation Sans" style:font-pitch="variable" svg:font-family="'Liberation Sans'" style:font-family-generic="swiss"/>
    <style:font-face style:name="Liberation Serif1" style:font-pitch="variable" svg:font-family="'Liberation Serif'" style:font-family-generic="swiss"/>
    <style:font-face style:name="Ubuntu1" style:font-pitch="variable" svg:font-family="Ubuntu" style:font-family-generic="swiss"/>
    <style:font-face style:name="Lohit Hindi" style:font-pitch="variable" svg:font-family="'Lohit Hindi'" style:font-family-generic="system"/>
    <style:font-face style:name="WenQuanYi Micro Hei" style:font-pitch="variable" svg:font-family="'WenQuanYi Micro Hei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f1231521624603746667" style:family="table" style:parent-style-name="podTable">
      <style:table-properties style:width="17cm" style:rel-width="99.99%" table:table-align="left" table:align="left"/>
    </style:style>
    <style:style style:name="CS14" style:family="table-cell">
      <style:table-cell-properties fo:border="0.018cm solid #000000" style:vertical-align="middle" fo:background-color="#00C864" fo:padding="0.1cm"/>
    </style:style>
    <style:style style:name="CS15" style:family="table-cell">
      <style:table-cell-properties fo:border="0.018cm solid #000000" style:vertical-align="middle" fo:background-color="#0000FF" fo:padding="0.1cm"/>
    </style:style>
    <style:style style:name="Tablef1231521624603746667.1" style:family="table-column">
      <style:table-column-properties style:rel-column-width="24341*"/>
    </style:style>
    <style:style style:name="Tablef1231521624603746667.2" style:family="table-column">
      <style:table-column-properties style:rel-column-width="41192*"/>
    </style:style>
    <style:style style:name="P1" style:family="paragraph">
      <style:paragraph-properties fo:margin-top="0cm" fo:text-indent="0cm" style:writing-mode="lr-tb" style:text-autospace="ideograph-alpha" fo:margin-left="0cm" style:punctuation-wrap="simple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weight="normal" fo:font-style="normal" style:use-window-font-color="true" fo:language="fr" style:font-style-complex="normal" fo:letter-spacing="normal" style:font-name-asian="WenQuanYi Micro Hei" style:country-asian="CN" style:letter-kerning="true" style:font-name-complex="Lohit Hindi" style:text-position="0% 100%" style:text-underline-style="none" style:text-emphasize="none" style:font-name="Ubuntu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style:font-style-asian="normal" style:text-overline-color="font-color" style:text-overline-mode="continuous" fo:country="BE" style:font-size-asian="10.5pt" style:text-line-through-type="none" fo:text-shadow="none" style:text-line-through-mode="continuous" style:language-complex="hi" fo:font-size="10pt" style:country-complex="IN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>The text « hello span style » after the colon has character style « Variable » applied : <text:span text:style-name="Variable">hello span style</text:span> end.</text:p>
      <text:p text:style-name="Signature"/>
      <text:p><text:span text:style-name="CS1">A</text:span><text:span text:style-name="CS1">B</text:span></text:p>
      <text:p>Text "Hello" in the following span tag will be applied an inline style: <text:span text:style-name="Variable">Hello</text:span> end.</text:p>
      <text:p>And here, style <text:span text:style-name="Teletype">Teletype</text:span> will be applied</text:p>
      <text:p><text:line-break/>Here, underline and bold were not noth applied</text:p>
      <text:p><text:span text:style-name="CS2">Text :</text:span></text:p>
      <text:p><text:span text:style-name="CS3">Text :</text:span></text:p>
      <text:p><text:span text:style-name="CS3">Text :</text:span><text:span text:style-name="CS4"> continued</text:span></text:p>
      <text:p>In the text below, some chars were deleted:</text:p>
      <text:p>My text,<text:span> text with space before</text:span> text text,<text:span> text with space before and after </text:span>and text.</text:p>
      <text:p><text:span text:style-name="CS5">Bold strike underline</text:span></text:p>
      <text:p><text:span text:style-name="CS6">Bold strike italic</text:span><text:span text:style-name="CS4">;</text:span></text:p>
      <text:p text:style-name="CS7">Small</text:p>
      <text:p><text:span text:style-name="CS8">Tralala<text:line-break/></text:span><text:span text:style-name="CS9">- 1 ;<text:line-break/>- 2 ;<text:line-break/>- 3 ;<text:line-break/>- 4.</text:span> </text:p>
      <text:p><text:span text:style-name="CS8">Texte</text:span><text:span text:style-name="CS3"> *texte</text:span></text:p>
      <text:p text:style-name="CS10"><text:span text:style-name="CS8">Texte </text:span><text:span text:style-name="CS8">texte texte</text:span><text:span text:style-name="CS8"> texte </text:span><text:span text:style-name="CS8">texte</text:span><text:span text:style-name="CS8"> texte.</text:span></text:p>
      <text:p><text:span text:style-name="CS11">test </text:span><text:span text:style-name="CS11">...</text:span><text:span text:style-name="CS12">must be strike here </text:span><text:span text:style-name="CS11">.</text:span></text:p>
      <text:p><text:span text:style-name="CS13">Perpette les foins</text:span></text:p>
      <text:p><text:span text:style-name="CS13">Perpette les foins</text:span></text:p>
      <table:table table:name="Tablef1231521624603746667" table:style-name="Tablef1231521624603746667">
        <table:table-column table:style-name="Tablef1231521624603746667.1"/>
        <table:table-column table:style-name="Tablef1231521624603746667.2"/>
        <table:table-row>
          <table:table-cell table:style-name="CS14">
            <text:p text:style-name="podCellContent">Use of <text:span text:style-name="CS4">"colspan"</text:span> and rgb()</text:p>
          </table:table-cell>
          <table:table-cell table:style-name="CS15">
            <text:p text:style-name="podCellContent">Use of rgba(), crashes wit Appy &lt;= 0.9.10...</text:p>
          </table:table-cell>
        </table:table-row>
      </table:table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field="urn:openoffice:names:experimental:ooo-ms-interop:xmlns:field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Lohit Hindi1" svg:font-family="'Lohit Hindi'"/>
    <style:font-face style:name="Ubuntu" svg:font-family="Ubuntu" style:font-family-generic="swiss"/>
    <style:font-face style:name="DejaVu Sans Mono" style:font-pitch="fixed" svg:font-family="'DejaVu Sans Mono'" style:font-family-generic="modern"/>
    <style:font-face style:name="Lohit Hindi2" style:font-pitch="fixed" svg:font-family="'Lohit Hindi'" style:font-family-generic="modern"/>
    <style:font-face style:name="WenQuanYi Micro Hei1" style:font-pitch="fixed" svg:font-family="'WenQuanYi Micro Hei'" style:font-family-generic="modern"/>
    <style:font-face style:name="Liberation Serif" style:font-pitch="variable" svg:font-family="'Liberation Serif'" style:font-family-generic="roman"/>
    <style:font-face style:name="Liberation Sans" style:font-pitch="variable" svg:font-family="'Liberation Sans'" style:font-family-generic="swiss"/>
    <style:font-face style:name="Liberation Serif1" style:font-pitch="variable" svg:font-family="'Liberation Serif'" style:font-family-generic="swiss"/>
    <style:font-face style:name="Ubuntu1" style:font-pitch="variable" svg:font-family="Ubuntu" style:font-family-generic="swiss"/>
    <style:font-face style:name="Lohit Hindi" style:font-pitch="variable" svg:font-family="'Lohit Hindi'" style:font-family-generic="system"/>
    <style:font-face style:name="WenQuanYi Micro Hei" style:font-pitch="variable" svg:font-family="'WenQuanYi Micro Hei'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CS1" style:family="text">
      <style:text-properties fo:font-weight="bold"/>
    </style:style>
    <style:style style:name="CS2" style:family="text">
      <style:text-properties fo:font-weight="bold" style:text-underline-style="solid"/>
    </style:style>
    <style:style style:name="CS3" style:family="text">
      <style:text-properties fo:font-weight="bold" style:text-underline-style="solid"/>
    </style:style>
    <style:style style:name="CS4" style:family="text">
      <style:text-properties fo:font-weight="bold"/>
    </style:style>
    <style:style style:name="CS5" style:family="text">
      <style:text-properties fo:font-weight="bold" style:text-line-through-style="solid" style:text-underline-style="solid"/>
    </style:style>
    <style:style style:name="CS6" style:family="text">
      <style:text-properties fo:font-style="italic" fo:font-weight="bold" style:text-line-through-style="solid"/>
    </style:style>
    <style:style style:name="CS7" style:family="paragraph" style:parent-style-name="Standard">
      <style:text-properties fo:font-size="85%"/>
    </style:style>
    <style:style style:name="CS8" style:family="text">
      <style:text-properties fo:font-style="italic"/>
    </style:style>
    <style:style style:name="CS9" style:family="text">
      <style:text-properties fo:font-style="italic" fo:font-weight="bold"/>
    </style:style>
    <style:style style:name="CS10" style:family="paragraph" style:parent-style-name="Standard">
      <style:paragraph-properties fo:text-align="justify"/>
    </style:style>
    <style:style style:name="CS11" style:family="text">
      <style:text-properties style:text-line-through-style="solid" style:text-underline-style="solid"/>
    </style:style>
    <style:style style:name="CS12" style:family="text">
      <style:text-properties style:text-line-through-style="solid"/>
    </style:style>
    <style:style style:name="CS13" style:family="text">
      <style:text-properties fo:color="#EA2C21"/>
    </style:style>
    <style:default-style style:family="graphic">
      <style:graphic-properties svg:stroke-color="#80808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cfe7f5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font-name="Liberation Serif" style:language-asian="zh" style:language-complex="hi" style:font-size-asian="10.5pt" style:font-name-asian="WenQuanYi Micro Hei" fo:font-size="12pt" style:font-size-complex="12pt" style:country-asian="CN" style:letter-kerning="true" style:font-name-complex="Lohit Hindi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BE" fo:language="fr" fo:hyphenation-push-char-count="2" style:font-name="Liberation Serif" style:language-asian="zh" style:language-complex="hi" style:font-size-asian="10.5pt" style:font-name-asian="WenQuanYi Micro Hei" fo:font-size="12pt" style:font-size-complex="12pt" style:country-asian="CN" style:letter-kerning="true" fo:hyphenate="false" style:font-name-complex="Lohit Hind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Lohit Hindi" style:font-family-generic-complex="system" style:font-size-asian="14pt" fo:font-family="'Liberation Sans'" style:font-name="Liberation Sans" style:font-size-complex="14pt" style:font-family-asian="'WenQuanYi Micro Hei'" style:font-name-asian="WenQuanYi Micro Hei" style:font-family-complex="'Lohit Hind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margin-bottom="0.212cm" loext:contextual-spacing="false"/>
    </style:style>
    <style:style style:name="List" style:class="list" style:parent-style-name="Text_20_body" style:family="paragraph">
      <style:text-properties style:font-size-asian="12pt" style:font-family-complex="'Lohit Hindi'" style:font-name-complex="Lohit Hind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Lohit Hindi'" fo:font-size="12pt" style:font-style-asian="italic" style:font-style-complex="italic" style:font-name-complex="Lohit Hind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complex="'Lohit Hindi'" style:font-name-complex="Lohit Hindi1"/>
    </style:style>
    <style:style style:name="Signature" style:class="text" style:parent-style-name="Standard" style:family="paragraph">
      <style:paragraph-properties text:number-lines="false" text:line-number="0"/>
    </style:style>
    <style:style style:name="Teletype" style:family="text">
      <style:text-properties style:font-family-generic-asian="modern" style:font-name-complex="Lohit Hindi2" style:font-family-generic-complex="modern" fo:font-family="'DejaVu Sans Mono'" style:font-name="DejaVu Sans Mono" style:font-family-asian="'WenQuanYi Micro Hei'" style:font-name-asian="WenQuanYi Micro Hei1" style:font-family-complex="'Lohit Hindi'" style:font-pitch-asian="fixed" style:font-pitch-complex="fixed" style:font-pitch="fixed" style:font-family-generic="modern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09:06:50</meta:creation-date>
    <dc:date>2017-01-31T16:30:32.055173310</dc:date>
    <meta:editing-duration>PT5M1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2" meta:word-count="46" meta:character-count="230" meta:non-whitespace-character-count="186"/>
  </office:meta>
</office:document-meta>
</file>